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fd65" officeooo:paragraph-rsid="000bfd65"/>
    </style:style>
    <style:style style:name="P2" style:family="paragraph" style:parent-style-name="Standard">
      <style:text-properties officeooo:rsid="000caa54" officeooo:paragraph-rsid="000caa54"/>
    </style:style>
    <style:style style:name="P3" style:family="paragraph" style:parent-style-name="Standard">
      <style:text-properties fo:font-weight="bold" officeooo:rsid="000bfd65" officeooo:paragraph-rsid="000bfd65" style:font-weight-asian="bold" style:font-weight-complex="bold"/>
    </style:style>
    <style:style style:name="P4" style:family="paragraph" style:parent-style-name="Standard">
      <style:text-properties fo:font-weight="bold" officeooo:rsid="000e67b0" officeooo:paragraph-rsid="000e67b0" style:font-weight-asian="bold" style:font-weight-complex="bold"/>
    </style:style>
    <style:style style:name="P5" style:family="paragraph" style:parent-style-name="Standard">
      <style:text-properties fo:font-weight="bold" officeooo:rsid="000fd9c2" officeooo:paragraph-rsid="000fd9c2" style:font-weight-asian="bold" style:font-weight-complex="bold"/>
    </style:style>
    <style:style style:name="P6" style:family="paragraph" style:parent-style-name="Standard">
      <style:text-properties fo:font-weight="bold" officeooo:rsid="000fd9c2" officeooo:paragraph-rsid="00128d8c" style:font-weight-asian="bold" style:font-weight-complex="bold"/>
    </style:style>
    <style:style style:name="P7" style:family="paragraph" style:parent-style-name="Standard">
      <style:text-properties fo:font-weight="bold" officeooo:rsid="0013b4da" officeooo:paragraph-rsid="0013b4da" style:font-weight-asian="bold" style:font-weight-complex="bold"/>
    </style:style>
    <style:style style:name="P8" style:family="paragraph" style:parent-style-name="Standard">
      <style:text-properties officeooo:rsid="000e67b0" officeooo:paragraph-rsid="000e67b0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722cf" officeooo:paragraph-rsid="001722cf" style:font-weight-asian="normal" style:font-weight-complex="normal"/>
    </style:style>
    <style:style style:name="P10" style:family="paragraph" style:parent-style-name="Standard">
      <style:text-properties officeooo:rsid="0013b4da" officeooo:paragraph-rsid="001722cf"/>
    </style:style>
    <style:style style:name="P11" style:family="paragraph" style:parent-style-name="Standard" style:list-style-name="L1">
      <style:text-properties style:use-window-font-color="true" fo:font-style="normal" officeooo:rsid="001722cf" officeooo:paragraph-rsid="001722cf" style:font-style-asian="normal" style:font-style-complex="normal"/>
    </style:style>
    <style:style style:name="P12" style:family="paragraph" style:parent-style-name="Standard" style:list-style-name="L1">
      <style:text-properties officeooo:rsid="001722cf" officeooo:paragraph-rsid="001722cf"/>
    </style:style>
    <style:style style:name="P13" style:family="paragraph" style:parent-style-name="Standard">
      <style:text-properties fo:font-weight="bold" officeooo:rsid="000fd9c2" officeooo:paragraph-rsid="000fd9c2" style:font-weight-asian="bold" style:font-weight-complex="bold"/>
    </style:style>
    <style:style style:name="P14" style:family="paragraph" style:parent-style-name="Standard">
      <style:text-properties fo:font-weight="bold" officeooo:rsid="0017348d" officeooo:paragraph-rsid="0017348d" style:font-weight-asian="bold" style:font-weight-complex="bold"/>
    </style:style>
    <style:style style:name="T1" style:family="text">
      <style:text-properties officeooo:rsid="000caa54"/>
    </style:style>
    <style:style style:name="T2" style:family="text">
      <style:text-properties officeooo:rsid="00111b9a"/>
    </style:style>
    <style:style style:name="T3" style:family="text">
      <style:text-properties officeooo:rsid="00135d18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officeooo:rsid="001722cf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fo:font-style="normal" officeooo:rsid="001722cf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">Dictionary for </text:span>Advertising CRM Tables </text:p>
      <text:p text:style-name="P5">06/1<text:span text:style-name="T5">2</text:span>/2017</text:p>
      <text:p text:style-name="P14">08/16/2017</text:p>
      <text:p text:style-name="P9">John Sturm</text:p>
      <text:p text:style-name="P5"/>
      <text:p text:style-name="P3">A<text:span text:style-name="T5">ccount</text:span></text:p>
      <text:p text:style-name="P1">An advertising company that has signed on to buy add space on meggalife</text:p>
      <text:p text:style-name="P1"/>
      <text:p text:style-name="P3">Contact</text:p>
      <text:p text:style-name="P1">An individual that is associated with an Ad_Company. <text:s/>An Ad_Company may have several contacts, a main contact, a billing contact, a megga contact, etc.</text:p>
      <text:p text:style-name="P1"/>
      <text:p text:style-name="P3">Ad_Campaign</text:p>
      <text:p text:style-name="P1">A campaign that an Ad_Company.<text:span text:style-name="T3">Ad_Contact</text:span> wants to run. <text:s/>An Ad_Campaign can have one or more target groups based on age, gender, ethnicity, geograhpy. <text:s/>An Ad_Campaign also has a budget (Lifetime or Daily) and a specified length.</text:p>
      <text:p text:style-name="P1"/>
      <text:p text:style-name="P3">Ad_Type</text:p>
      <text:p text:style-name="P1">A predefined set of potential ad types. <text:s/>E.g. Photo/Medium Rectangle (300x250), Video/Half Page Ad, etc</text:p>
      <text:p text:style-name="P1"/>
      <text:p text:style-name="P3">Ad_Website</text:p>
      <text:p text:style-name="P1">A megga web site capable of running ads. <text:s/>An Ad_Website has a Name, Description and Domain Name</text:p>
      <text:p text:style-name="P1"/>
      <text:p text:style-name="P3">Ad_Inventory</text:p>
      <text:p text:style-name="P1">A complete inventory of ads that an Ad_Company can choose from</text:p>
      <text:p text:style-name="P1"/>
      <text:p text:style-name="P3">Ad_<text:span text:style-name="T1">Pricing</text:span></text:p>
      <text:p text:style-name="P2">The price for an inventory item. <text:s/>The Ad_Pricing table will record when a price is changed, who approved the change and when the change was made along with a Note. <text:s/>A workflow can issue an email when a price is changed. <text:s/>Only one price at a time, per inventory item can be current.</text:p>
      <text:p text:style-name="P2"/>
      <text:p text:style-name="P4">Ad_Implementation</text:p>
      <text:p text:style-name="P8">An Ad_Implementation represents an instance of a campaign ad. <text:s text:c="2"/>An Ad_Campaign may consist of a number of different Ad_Inventory items running at different times. <text:s/>A Description field will describe the Ad_Implementation.</text:p>
      <text:p text:style-name="P8"/>
      <text:p text:style-name="P7">Ad_Statistics</text:p>
      <text:p text:style-name="P10">A summary of clicks/views for an ad. <text:s/><text:span text:style-name="T4">Is this for an Ad_Inventory instance or for an Ad_Implementation instance? </text:span></text:p>
      <text:list xml:id="list3681148537" text:style-name="L1">
        <text:list-item>
          <text:p text:style-name="P11">Talked to Chloe on 6/11/17. <text:s/>Ad Statistics should be by Implementation and then summarized by Inventory Id. <text:s/></text:p>
        </text:list-item>
        <text:list-item>
          <text:p text:style-name="P12"><text:span text:style-name="T7">T</text:span><text:span text:style-name="T6">alked to John D. on 6/12/17. <text:s/>The CRM is not the place for real time Click/View data. <text:s/>Summary data could be obtained from BD or DW.</text:span></text:p>
        </text:list-item>
      </text:list>
      <text:p text:style-name="P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6:46:41.601000000</meta:creation-date>
    <dc:date>2017-08-16T16:13:06.506000000</dc:date>
    <meta:editing-duration>PT50M14S</meta:editing-duration>
    <meta:editing-cycles>10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24" meta:word-count="281" meta:character-count="1729" meta:non-whitespace-character-count="1455"/>
  </office:meta>
</office:document-meta>
</file>